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orphans="2" fo:widows="2" fo:padding="0cm" fo:border="none"/>
      <style:text-properties officeooo:rsid="0010fd5a" officeooo:paragraph-rsid="00005aa6"/>
    </style:style>
    <style:style style:name="P2" style:family="paragraph" style:parent-style-name="Text_20_body" style:list-style-name="L1">
      <style:text-properties officeooo:rsid="00005aa6" officeooo:paragraph-rsid="00005aa6"/>
    </style:style>
    <style:style style:name="P3" style:family="paragraph" style:parent-style-name="Text_20_body" style:list-style-name="L2" style:master-page-name="">
      <loext:graphic-properties draw:fill="none"/>
      <style:paragraph-properties fo:margin-top="0cm" fo:margin-bottom="0cm" style:contextual-spacing="false" fo:line-height="115%" fo:orphans="2" fo:widows="2" style:page-number="auto" fo:background-color="transparent" fo:padding="0cm" fo:border="none"/>
      <style:text-properties officeooo:rsid="0010fd5a" officeooo:paragraph-rsid="00005aa6"/>
    </style:style>
    <style:style style:name="P4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officeooo:rsid="0010fd5a" officeooo:paragraph-rsid="00005aa6"/>
    </style:style>
    <style:style style:name="P5" style:family="paragraph" style:parent-style-name="Text_20_body" style:list-style-name="L4">
      <style:paragraph-properties fo:margin-top="0cm" fo:margin-bottom="0cm" style:contextual-spacing="false" fo:orphans="2" fo:widows="2" fo:padding="0cm" fo:border="none"/>
      <style:text-properties officeooo:rsid="0010fd5a" officeooo:paragraph-rsid="00005aa6"/>
    </style:style>
    <style:style style:name="P6" style:family="paragraph" style:parent-style-name="Text_20_body" style:list-style-name="L5">
      <style:paragraph-properties fo:margin-top="0cm" fo:margin-bottom="0cm" style:contextual-spacing="false" fo:orphans="2" fo:widows="2" fo:padding="0cm" fo:border="none"/>
      <style:text-properties officeooo:rsid="0010fd5a" officeooo:paragraph-rsid="00005aa6"/>
    </style:style>
    <style:style style:name="P7" style:family="paragraph" style:parent-style-name="Text_20_body" style:list-style-name="L6">
      <style:paragraph-properties fo:margin-top="0cm" fo:margin-bottom="0cm" style:contextual-spacing="false" fo:orphans="2" fo:widows="2" fo:padding="0cm" fo:border="none"/>
      <style:text-properties officeooo:rsid="0010fd5a" officeooo:paragraph-rsid="00005aa6"/>
    </style:style>
    <style:style style:name="P8" style:family="paragraph" style:parent-style-name="Text_20_body" style:list-style-name="L7">
      <style:paragraph-properties fo:margin-top="0cm" fo:margin-bottom="0cm" style:contextual-spacing="false" fo:orphans="2" fo:widows="2" fo:padding="0cm" fo:border="none"/>
      <style:text-properties officeooo:rsid="0010fd5a" officeooo:paragraph-rsid="00005aa6"/>
    </style:style>
    <style:style style:name="P9" style:family="paragraph" style:parent-style-name="Text_20_body" style:list-style-name="L8">
      <style:paragraph-properties fo:margin-top="0cm" fo:margin-bottom="0cm" style:contextual-spacing="false" fo:orphans="2" fo:widows="2" fo:padding="0cm" fo:border="none"/>
      <style:text-properties officeooo:rsid="0010fd5a" officeooo:paragraph-rsid="00005aa6"/>
    </style:style>
    <style:style style:name="P10" style:family="paragraph" style:parent-style-name="Text_20_body" style:list-style-name="L9">
      <style:paragraph-properties fo:margin-top="0cm" fo:margin-bottom="0cm" style:contextual-spacing="false" fo:orphans="2" fo:widows="2" fo:padding="0cm" fo:border="none"/>
      <style:text-properties officeooo:rsid="0010fd5a" officeooo:paragraph-rsid="00005aa6"/>
    </style:style>
    <style:style style:name="P11" style:family="paragraph" style:parent-style-name="Text_20_body" style:list-style-name="L10">
      <style:paragraph-properties fo:margin-top="0cm" fo:margin-bottom="0cm" style:contextual-spacing="false" fo:orphans="2" fo:widows="2" fo:padding="0cm" fo:border="none"/>
      <style:text-properties officeooo:rsid="0010fd5a" officeooo:paragraph-rsid="00005aa6"/>
    </style:style>
    <style:style style:name="P12" style:family="paragraph" style:parent-style-name="Text_20_body" style:list-style-name="L11">
      <style:paragraph-properties fo:margin-top="0cm" fo:margin-bottom="0cm" style:contextual-spacing="false" fo:orphans="2" fo:widows="2" fo:padding="0cm" fo:border="none"/>
      <style:text-properties officeooo:rsid="0010fd5a" officeooo:paragraph-rsid="00005aa6"/>
    </style:style>
    <style:style style:name="P13" style:family="paragraph" style:parent-style-name="Text_20_body" style:list-style-name="L12">
      <style:paragraph-properties fo:margin-top="0cm" fo:margin-bottom="0cm" style:contextual-spacing="false" fo:orphans="2" fo:widows="2" fo:padding="0cm" fo:border="none"/>
      <style:text-properties officeooo:rsid="0010fd5a" officeooo:paragraph-rsid="00005aa6"/>
    </style:style>
    <style:style style:name="P14" style:family="paragraph" style:parent-style-name="Text_20_body" style:list-style-name="L13">
      <style:paragraph-properties fo:margin-top="0cm" fo:margin-bottom="0cm" style:contextual-spacing="false" fo:orphans="2" fo:widows="2" fo:padding="0cm" fo:border="none"/>
      <style:text-properties officeooo:rsid="0010fd5a" officeooo:paragraph-rsid="00005aa6"/>
    </style:style>
    <style:style style:name="P15" style:family="paragraph" style:parent-style-name="Text_20_body" style:list-style-name="L14">
      <style:paragraph-properties fo:margin-top="0cm" fo:margin-bottom="0cm" style:contextual-spacing="false" fo:orphans="2" fo:widows="2" fo:padding="0cm" fo:border="none"/>
      <style:text-properties officeooo:rsid="0010fd5a" officeooo:paragraph-rsid="00005aa6"/>
    </style:style>
    <style:style style:name="P16" style:family="paragraph" style:parent-style-name="Text_20_body" style:list-style-name="L15">
      <style:paragraph-properties fo:margin-top="0cm" fo:margin-bottom="0cm" style:contextual-spacing="false" fo:orphans="2" fo:widows="2" fo:padding="0cm" fo:border="none"/>
      <style:text-properties officeooo:rsid="0010fd5a" officeooo:paragraph-rsid="00005aa6"/>
    </style:style>
    <style:style style:name="P17" style:family="paragraph" style:parent-style-name="Text_20_body" style:list-style-name="L16">
      <style:paragraph-properties fo:margin-top="0cm" fo:margin-bottom="0cm" style:contextual-spacing="false" fo:orphans="2" fo:widows="2" fo:padding="0cm" fo:border="none"/>
      <style:text-properties officeooo:rsid="0010fd5a" officeooo:paragraph-rsid="00005aa6"/>
    </style:style>
    <style:style style:name="P18" style:family="paragraph" style:parent-style-name="Text_20_body" style:list-style-name="L17">
      <style:paragraph-properties fo:margin-top="0cm" fo:margin-bottom="0cm" style:contextual-spacing="false" fo:orphans="2" fo:widows="2" fo:padding="0cm" fo:border="none"/>
      <style:text-properties officeooo:rsid="0010fd5a" officeooo:paragraph-rsid="00005aa6"/>
    </style:style>
    <style:style style:name="P19" style:family="paragraph" style:parent-style-name="Text_20_body" style:list-style-name="L18">
      <style:paragraph-properties fo:margin-top="0cm" fo:margin-bottom="0cm" style:contextual-spacing="false" fo:orphans="2" fo:widows="2" fo:padding="0cm" fo:border="none"/>
      <style:text-properties officeooo:rsid="0010fd5a" officeooo:paragraph-rsid="00005aa6"/>
    </style:style>
    <style:style style:name="P20" style:family="paragraph" style:parent-style-name="Text_20_body" style:list-style-name="L19">
      <style:paragraph-properties fo:margin-top="0cm" fo:margin-bottom="0cm" style:contextual-spacing="false" fo:orphans="2" fo:widows="2" fo:padding="0cm" fo:border="none"/>
      <style:text-properties officeooo:rsid="0010fd5a" officeooo:paragraph-rsid="00005aa6"/>
    </style:style>
    <style:style style:name="P21" style:family="paragraph" style:parent-style-name="Text_20_body" style:list-style-name="L20">
      <style:paragraph-properties fo:margin-top="0cm" fo:margin-bottom="0cm" style:contextual-spacing="false" fo:orphans="2" fo:widows="2" fo:padding="0cm" fo:border="none"/>
      <style:text-properties officeooo:rsid="0010fd5a" officeooo:paragraph-rsid="00005aa6"/>
    </style:style>
    <style:style style:name="P22" style:family="paragraph" style:parent-style-name="Text_20_body" style:list-style-name="L21">
      <style:paragraph-properties fo:margin-top="0cm" fo:margin-bottom="0cm" style:contextual-spacing="false" fo:orphans="2" fo:widows="2" fo:padding="0cm" fo:border="none"/>
      <style:text-properties officeooo:rsid="0010fd5a" officeooo:paragraph-rsid="00005aa6"/>
    </style:style>
    <style:style style:name="P23" style:family="paragraph" style:parent-style-name="Text_20_body">
      <style:paragraph-properties fo:margin-top="0cm" fo:margin-bottom="0cm" style:contextual-spacing="false" fo:orphans="2" fo:widows="2" fo:padding="0cm" fo:border="none"/>
      <style:text-properties officeooo:rsid="0010fd5a" officeooo:paragraph-rsid="00005aa6"/>
    </style:style>
    <style:style style:name="P24" style:family="paragraph" style:parent-style-name="Text_20_body" style:list-style-name="L5">
      <style:paragraph-properties fo:margin-top="0cm" fo:margin-bottom="0cm" style:contextual-spacing="false" fo:orphans="2" fo:widows="2" fo:padding="0cm" fo:border="none"/>
      <style:text-properties style:text-line-through-style="solid" style:text-line-through-type="single" officeooo:rsid="0010fd5a" officeooo:paragraph-rsid="00005aa6"/>
    </style:style>
    <style:style style:name="P25" style:family="paragraph" style:parent-style-name="Text_20_body" style:list-style-name="L6">
      <style:paragraph-properties fo:margin-top="0cm" fo:margin-bottom="0cm" style:contextual-spacing="false" fo:orphans="2" fo:widows="2" fo:padding="0cm" fo:border="none"/>
      <style:text-properties style:text-line-through-style="solid" style:text-line-through-type="single" officeooo:rsid="0010fd5a" officeooo:paragraph-rsid="00005aa6"/>
    </style:style>
    <style:style style:name="P26" style:family="paragraph" style:parent-style-name="Text_20_body" style:list-style-name="L7">
      <style:paragraph-properties fo:margin-top="0cm" fo:margin-bottom="0cm" style:contextual-spacing="false" fo:orphans="2" fo:widows="2" fo:padding="0cm" fo:border="none"/>
      <style:text-properties style:text-line-through-style="solid" style:text-line-through-type="single" officeooo:rsid="0010fd5a" officeooo:paragraph-rsid="00005aa6"/>
    </style:style>
    <style:style style:name="P27" style:family="paragraph" style:parent-style-name="Text_20_body" style:list-style-name="L8">
      <style:paragraph-properties fo:margin-top="0cm" fo:margin-bottom="0cm" style:contextual-spacing="false" fo:orphans="2" fo:widows="2" fo:padding="0cm" fo:border="none"/>
      <style:text-properties style:text-line-through-style="solid" style:text-line-through-type="single" officeooo:rsid="0010fd5a" officeooo:paragraph-rsid="00005aa6"/>
    </style:style>
    <style:style style:name="P28" style:family="paragraph" style:parent-style-name="Text_20_body" style:list-style-name="L9">
      <style:paragraph-properties fo:margin-top="0cm" fo:margin-bottom="0cm" style:contextual-spacing="false" fo:orphans="2" fo:widows="2" fo:padding="0cm" fo:border="none"/>
      <style:text-properties style:text-line-through-style="solid" style:text-line-through-type="single" officeooo:rsid="0010fd5a" officeooo:paragraph-rsid="00005aa6"/>
    </style:style>
    <style:style style:name="P29" style:family="paragraph" style:parent-style-name="Text_20_body" style:list-style-name="L10">
      <style:paragraph-properties fo:margin-top="0cm" fo:margin-bottom="0cm" style:contextual-spacing="false" fo:orphans="2" fo:widows="2" fo:padding="0cm" fo:border="none"/>
      <style:text-properties style:text-line-through-style="solid" style:text-line-through-type="single" officeooo:rsid="0010fd5a" officeooo:paragraph-rsid="00005aa6"/>
    </style:style>
    <style:style style:name="P30" style:family="paragraph" style:parent-style-name="Text_20_body" style:list-style-name="L11">
      <style:paragraph-properties fo:margin-top="0cm" fo:margin-bottom="0cm" style:contextual-spacing="false" fo:orphans="2" fo:widows="2" fo:padding="0cm" fo:border="none"/>
      <style:text-properties style:text-line-through-style="solid" style:text-line-through-type="single" officeooo:rsid="0010fd5a" officeooo:paragraph-rsid="00005aa6"/>
    </style:style>
    <style:style style:name="P31" style:family="paragraph" style:parent-style-name="Text_20_body" style:list-style-name="L12">
      <style:paragraph-properties fo:margin-top="0cm" fo:margin-bottom="0cm" style:contextual-spacing="false" fo:orphans="2" fo:widows="2" fo:padding="0cm" fo:border="none"/>
      <style:text-properties style:text-line-through-style="solid" style:text-line-through-type="single" officeooo:rsid="0010fd5a" officeooo:paragraph-rsid="00005aa6"/>
    </style:style>
    <style:style style:name="P32" style:family="paragraph" style:parent-style-name="Text_20_body" style:list-style-name="L13">
      <style:paragraph-properties fo:margin-top="0cm" fo:margin-bottom="0cm" style:contextual-spacing="false" fo:orphans="2" fo:widows="2" fo:padding="0cm" fo:border="none"/>
      <style:text-properties style:text-line-through-style="solid" style:text-line-through-type="single" officeooo:rsid="0010fd5a" officeooo:paragraph-rsid="00005aa6"/>
    </style:style>
    <style:style style:name="P33" style:family="paragraph" style:parent-style-name="Text_20_body" style:list-style-name="L15">
      <style:paragraph-properties fo:margin-top="0cm" fo:margin-bottom="0cm" style:contextual-spacing="false" fo:orphans="2" fo:widows="2" fo:padding="0cm" fo:border="none"/>
      <style:text-properties style:text-line-through-style="solid" style:text-line-through-type="single" officeooo:rsid="0010fd5a" officeooo:paragraph-rsid="00005aa6"/>
    </style:style>
    <style:style style:name="P34" style:family="paragraph" style:parent-style-name="Text_20_body" style:list-style-name="L14">
      <style:paragraph-properties fo:margin-top="0cm" fo:margin-bottom="0cm" style:contextual-spacing="false" fo:orphans="2" fo:widows="2" fo:padding="0cm" fo:border="none"/>
      <style:text-properties style:text-line-through-style="solid" style:text-line-through-type="single" officeooo:rsid="0010fd5a" officeooo:paragraph-rsid="00005aa6"/>
    </style:style>
    <style:style style:name="P35" style:family="paragraph" style:parent-style-name="Text_20_body" style:list-style-name="L16">
      <style:paragraph-properties fo:margin-top="0cm" fo:margin-bottom="0cm" style:contextual-spacing="false" fo:orphans="2" fo:widows="2" fo:padding="0cm" fo:border="none"/>
      <style:text-properties style:text-line-through-style="solid" style:text-line-through-type="single" officeooo:rsid="0010fd5a" officeooo:paragraph-rsid="00005aa6"/>
    </style:style>
    <style:style style:name="P36" style:family="paragraph" style:parent-style-name="Text_20_body" style:list-style-name="L17">
      <style:paragraph-properties fo:margin-top="0cm" fo:margin-bottom="0cm" style:contextual-spacing="false" fo:orphans="2" fo:widows="2" fo:padding="0cm" fo:border="none"/>
      <style:text-properties style:text-line-through-style="solid" style:text-line-through-type="single" officeooo:rsid="0010fd5a" officeooo:paragraph-rsid="00005aa6"/>
    </style:style>
    <style:style style:name="P37" style:family="paragraph" style:parent-style-name="Text_20_body" style:list-style-name="L18">
      <style:paragraph-properties fo:margin-top="0cm" fo:margin-bottom="0cm" style:contextual-spacing="false" fo:orphans="2" fo:widows="2" fo:padding="0cm" fo:border="none"/>
      <style:text-properties style:text-line-through-style="solid" style:text-line-through-type="single" officeooo:rsid="0010fd5a" officeooo:paragraph-rsid="00005aa6"/>
    </style:style>
    <style:style style:name="P38" style:family="paragraph" style:parent-style-name="Text_20_body" style:list-style-name="L19">
      <style:paragraph-properties fo:margin-top="0cm" fo:margin-bottom="0cm" style:contextual-spacing="false" fo:orphans="2" fo:widows="2" fo:padding="0cm" fo:border="none"/>
      <style:text-properties style:text-line-through-style="solid" style:text-line-through-type="single" officeooo:rsid="0010fd5a" officeooo:paragraph-rsid="00005aa6"/>
    </style:style>
    <style:style style:name="P39" style:family="paragraph" style:parent-style-name="Text_20_body" style:list-style-name="L20">
      <style:paragraph-properties fo:margin-top="0cm" fo:margin-bottom="0cm" style:contextual-spacing="false" fo:orphans="2" fo:widows="2" fo:padding="0cm" fo:border="none"/>
      <style:text-properties style:text-line-through-style="solid" style:text-line-through-type="single" officeooo:rsid="0010fd5a" officeooo:paragraph-rsid="00005aa6"/>
    </style:style>
    <style:style style:name="P40" style:family="paragraph" style:parent-style-name="Text_20_body" style:list-style-name="L21">
      <style:paragraph-properties fo:margin-top="0cm" fo:margin-bottom="0cm" style:contextual-spacing="false" fo:orphans="2" fo:widows="2" fo:padding="0cm" fo:border="none"/>
      <style:text-properties style:text-line-through-style="solid" style:text-line-through-type="single" officeooo:rsid="0010fd5a" officeooo:paragraph-rsid="00005aa6"/>
    </style:style>
    <style:style style:name="P41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officeooo:rsid="0002fd19" officeooo:paragraph-rsid="0002fd19"/>
    </style:style>
    <style:style style:name="P42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officeooo:rsid="0003357f" officeooo:paragraph-rsid="0003357f"/>
    </style:style>
    <style:style style:name="P43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officeooo:rsid="00046da5" officeooo:paragraph-rsid="00046da5"/>
    </style:style>
    <style:style style:name="P44" style:family="paragraph" style:parent-style-name="Text_20_body" style:list-style-name="L2">
      <loext:graphic-properties draw:fill="none"/>
      <style:paragraph-properties fo:margin-top="0cm" fo:margin-bottom="0cm" style:contextual-spacing="false" fo:line-height="115%" fo:orphans="2" fo:widows="2" fo:break-before="page" fo:background-color="transparent" fo:padding="0cm" fo:border="none"/>
      <style:text-properties officeooo:rsid="0010fd5a" officeooo:paragraph-rsid="00005aa6"/>
    </style:style>
    <style:style style:name="P45" style:family="paragraph" style:list-style-name="L4">
      <style:text-properties style:text-line-through-style="solid" style:text-line-through-type="single" style:text-underline-style="none"/>
    </style:style>
    <style:style style:name="P46" style:family="paragraph" style:parent-style-name="Title" style:list-style-name="L1">
      <style:paragraph-properties fo:break-before="page"/>
      <style:text-properties officeooo:rsid="00005aa6" officeooo:paragraph-rsid="00005aa6"/>
    </style:style>
    <style:style style:name="T1" style:family="text">
      <style:text-properties officeooo:rsid="0003357f"/>
    </style:style>
    <style:style style:name="T2" style:family="text">
      <style:text-properties officeooo:rsid="00046da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473480" text:style-name="L1">
        <text:list-header>
          <text:p text:style-name="P46">Reading Activities</text:p>
          <text:p text:style-name="P2"/>
        </text:list-header>
      </text:list>
      <text:list xml:id="list3913510166" text:style-name="L2">
        <text:list-item>
          <text:p text:style-name="P3">Please, using your own words define the following terms:</text:p>
        </text:list-item>
      </text:list>
      <text:p text:style-name="P1"/>
      <text:list xml:id="list3096882031" text:style-name="L3">
        <text:list-item>
          <text:list>
            <text:list-item>
              <text:p text:style-name="P4">Tag</text:p>
              <text:list>
                <text:list-item>
                  <text:p text:style-name="P41">Tags define the elements and their scope. It’s the part of the language that is used to define the meaning of an element.</text:p>
                </text:list-item>
              </text:list>
            </text:list-item>
            <text:list-item>
              <text:p text:style-name="P4">Browser</text:p>
              <text:list>
                <text:list-item>
                  <text:p text:style-name="P41">The program that parses and interprets html, xml, or other types of languages, and formats them into a human readable format.</text:p>
                </text:list-item>
              </text:list>
            </text:list-item>
            <text:list-item>
              <text:p text:style-name="P4">Empty element</text:p>
              <text:list>
                <text:list-item>
                  <text:p text:style-name="P41">An empty element is a tag that is declared but has no content inside. <text:span text:style-name="T1">They can be declared expecting to be filled at another point in their use.</text:span></text:p>
                </text:list-item>
              </text:list>
            </text:list-item>
            <text:list-item>
              <text:p text:style-name="P4">Meta-language</text:p>
              <text:list>
                <text:list-item>
                  <text:p text:style-name="P42">A type of language intended to create new languages. More like a collection of rules and conventions than a complete real language.</text:p>
                </text:list-item>
              </text:list>
            </text:list-item>
            <text:list-item>
              <text:p text:style-name="P4">Markup language</text:p>
              <text:list>
                <text:list-item>
                  <text:p text:style-name="P42">A language intended to format information based around the idea of using tags that envelop said information.</text:p>
                </text:list-item>
              </text:list>
            </text:list-item>
            <text:list-item>
              <text:p text:style-name="P4">Media</text:p>
              <text:list>
                <text:list-item>
                  <text:p text:style-name="P42">Information presented in audiovisual form.</text:p>
                </text:list-item>
              </text:list>
            </text:list-item>
            <text:list-item>
              <text:p text:style-name="P4">Embed</text:p>
              <text:list>
                <text:list-item>
                  <text:p text:style-name="P42">Integrate one file into another.</text:p>
                </text:list-item>
              </text:list>
            </text:list-item>
            <text:list-item>
              <text:p text:style-name="P4">Protocol</text:p>
              <text:list>
                <text:list-item>
                  <text:p text:style-name="P42">A collection of rules <text:span text:style-name="T2">that makes possible the communication between devices.</text:span></text:p>
                </text:list-item>
              </text:list>
            </text:list-item>
            <text:list-item>
              <text:p text:style-name="P4">Program release</text:p>
              <text:list>
                <text:list-item>
                  <text:p text:style-name="P43">A specific version of a program that is made available to the public</text:p>
                </text:list-item>
              </text:list>
            </text:list-item>
            <text:list-item>
              <text:p text:style-name="P4">Text format</text:p>
              <text:list>
                <text:list-item>
                  <text:p text:style-name="P43">The way the information in a text is formatted for human reading.</text:p>
                </text:list-item>
              </text:list>
            </text:list-item>
            <text:list-item>
              <text:p text:style-name="P4">Attribute</text:p>
              <text:list>
                <text:list-item>
                  <text:p text:style-name="P43">An attribute is a part that gives information about an element. It defines properties and data of elements.</text:p>
                </text:list-item>
              </text:list>
            </text:list-item>
            <text:list-item>
              <text:p text:style-name="P4">Link</text:p>
              <text:list>
                <text:list-item>
                  <text:p text:style-name="P43">Is the way hypertext languages use to jump between documents or reference other information not present in the current file.</text:p>
                </text:list-item>
              </text:list>
            </text:list-item>
          </text:list>
        </text:list-item>
      </text:list>
      <text:list xml:id="list92203639053655" text:continue-list="list3913510166" text:style-name="L2">
        <text:list-item>
          <text:p text:style-name="P44">Answer True or False to the following questions:</text:p>
        </text:list-item>
      </text:list>
      <text:p text:style-name="P1"/>
      <text:p text:style-name="P1">Word processors were the first programs to use markup languages.</text:p>
      <text:list xml:id="list58306872" text:style-name="L4">
        <text:list-item>
          <text:p text:style-name="P5">True</text:p>
        </text:list-item>
        <text:list-item>
          <text:p text:style-name="Text_20_body">False</text:p>
        </text:list-item>
      </text:list>
      <text:p text:style-name="P1">Tags of first markup languages were useful to determine the meaning of enclosed content.</text:p>
      <text:list xml:id="list1300877491" text:style-name="L5">
        <text:list-item>
          <text:p text:style-name="P6">True</text:p>
        </text:list-item>
        <text:list-item>
          <text:p text:style-name="P24">False</text:p>
        </text:list-item>
      </text:list>
      <text:p text:style-name="P1">At the end of 1960 decade all electronic documents had information about the title, author and date embedded.</text:p>
      <text:list xml:id="list738538484" text:style-name="L6">
        <text:list-item>
          <text:p text:style-name="P25">True</text:p>
        </text:list-item>
        <text:list-item>
          <text:p text:style-name="P7">False</text:p>
        </text:list-item>
      </text:list>
      <text:p text:style-name="P1">Tags are useful to print text in a predefined format.</text:p>
      <text:list xml:id="list2115322775" text:style-name="L7">
        <text:list-item>
          <text:p text:style-name="P8">True</text:p>
        </text:list-item>
        <text:list-item>
          <text:p text:style-name="P26">False</text:p>
        </text:list-item>
      </text:list>
      <text:p text:style-name="P1">SGML is an easy standard to learn and use.</text:p>
      <text:list xml:id="list614810574" text:style-name="L8">
        <text:list-item>
          <text:p text:style-name="P27">True</text:p>
        </text:list-item>
        <text:list-item>
          <text:p text:style-name="P9">False</text:p>
        </text:list-item>
      </text:list>
      <text:p text:style-name="P1">HTML was originally developed in order to reference researcher’s investigations.</text:p>
      <text:list xml:id="list1201595526" text:style-name="L9">
        <text:list-item>
          <text:p text:style-name="P10">True</text:p>
        </text:list-item>
        <text:list-item>
          <text:p text:style-name="P28">False</text:p>
        </text:list-item>
      </text:list>
      <text:p text:style-name="P1">Early HTML documents had the same appearance in different systems.</text:p>
      <text:list xml:id="list3387304767" text:style-name="L10">
        <text:list-item>
          <text:p text:style-name="P29">True</text:p>
        </text:list-item>
        <text:list-item>
          <text:p text:style-name="P11">False</text:p>
        </text:list-item>
      </text:list>
      <text:p text:style-name="P1">HTML language supported the introduction of media content from the beginning.</text:p>
      <text:list xml:id="list3228616229" text:style-name="L11">
        <text:list-item>
          <text:p text:style-name="P30">True</text:p>
        </text:list-item>
        <text:list-item>
          <text:p text:style-name="P12">False</text:p>
        </text:list-item>
      </text:list>
      <text:p text:style-name="P1">Standard organizations helped to the quick spread of HTML during its first years.</text:p>
      <text:list xml:id="list3003762057" text:style-name="L12">
        <text:list-item>
          <text:p text:style-name="P31">True</text:p>
        </text:list-item>
        <text:list-item>
          <text:p text:style-name="P13">False</text:p>
        </text:list-item>
      </text:list>
      <text:p text:style-name="P1">Browser compatibility has been always a major issue in HTML development.</text:p>
      <text:list xml:id="list76878684" text:style-name="L13">
        <text:list-item>
          <text:p text:style-name="P14">True</text:p>
        </text:list-item>
        <text:list-item>
          <text:p text:style-name="P32">False</text:p>
        </text:list-item>
      </text:list>
      <text:p text:style-name="P1">Programming languages and HTML have technical similarities.</text:p>
      <text:list xml:id="list1656607457" text:style-name="L14">
        <text:list-item>
          <text:p text:style-name="P34">True</text:p>
        </text:list-item>
        <text:list-item>
          <text:p text:style-name="P15">False</text:p>
        </text:list-item>
      </text:list>
      <text:p text:style-name="P1">SGML could be considered the father of HTML and XML.</text:p>
      <text:list xml:id="list4216165006" text:style-name="L15">
        <text:list-item>
          <text:p text:style-name="P16">True</text:p>
        </text:list-item>
        <text:list-item>
          <text:p text:style-name="P33">False</text:p>
        </text:list-item>
      </text:list>
      <text:p text:style-name="P1">XML has a set of predefined tags that can be used in any XML file.</text:p>
      <text:list xml:id="list3517537819" text:style-name="L16">
        <text:list-item>
          <text:p text:style-name="P35">True</text:p>
        </text:list-item>
        <text:list-item>
          <text:p text:style-name="P17">False</text:p>
        </text:list-item>
      </text:list>
      <text:p text:style-name="P1">XML can be applied to a narrow range of fields and disciplines.</text:p>
      <text:list xml:id="list3679627429" text:style-name="L17">
        <text:list-item>
          <text:p text:style-name="P36">True</text:p>
        </text:list-item>
        <text:list-item>
          <text:p text:style-name="P18">False</text:p>
        </text:list-item>
      </text:list>
      <text:p text:style-name="P1"><text:soft-page-break/>XML tags define the meaning of the content instead of how it should be presented.</text:p>
      <text:list xml:id="list2650162847" text:style-name="L18">
        <text:list-item>
          <text:p text:style-name="P19">True</text:p>
        </text:list-item>
        <text:list-item>
          <text:p text:style-name="P37">False</text:p>
        </text:list-item>
      </text:list>
      <text:p text:style-name="P1">MathML is a markup language based on XML.</text:p>
      <text:list xml:id="list3761879583" text:style-name="L19">
        <text:list-item>
          <text:p text:style-name="P20">True</text:p>
        </text:list-item>
        <text:list-item>
          <text:p text:style-name="P38">False</text:p>
        </text:list-item>
      </text:list>
      <text:p text:style-name="P1">Empty elements can not be represented in XML language.</text:p>
      <text:list xml:id="list3168059350" text:style-name="L20">
        <text:list-item>
          <text:p text:style-name="P39">True</text:p>
        </text:list-item>
        <text:list-item>
          <text:p text:style-name="P21">False</text:p>
        </text:list-item>
      </text:list>
      <text:p text:style-name="P1">XML parsers can easily extract information from XML files.</text:p>
      <text:list xml:id="list2794374658" text:style-name="L21">
        <text:list-item>
          <text:p text:style-name="P22">True</text:p>
        </text:list-item>
        <text:list-item>
          <text:p text:style-name="P40">Fals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8T11:22:24.355000000</meta:creation-date>
    <dc:date>2022-10-06T09:22:03.259000000</dc:date>
    <meta:editing-duration>PT11M12S</meta:editing-duration>
    <meta:editing-cycles>2</meta:editing-cycles>
    <meta:generator>LibreOffice/7.1.3.2$Windows_X86_64 LibreOffice_project/47f78053abe362b9384784d31a6e56f8511eb1c1</meta:generator>
    <meta:document-statistic meta:table-count="0" meta:image-count="0" meta:object-count="0" meta:page-count="3" meta:paragraph-count="81" meta:word-count="529" meta:character-count="2805" meta:non-whitespace-character-count="2419"/>
  </office:meta>
</office:document-meta>
</file>